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  <style:style style:name="P2" style:family="paragraph" style:parent-style-name="Standard">
      <style:text-properties officeooo:paragraph-rsid="00145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ралхан Бөкей - Апамның астауы</text:p>
      <text:p text:style-name="P1">Апамның астауы</text:p>
      <text:p text:style-name="P1"/>
      <text:p text:style-name="P1">https://drive.google.com/file/d/1kgZkrw6fSol59f_N4xQQdpC-FdXvgr8W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2-01-10T10:01:11.103157250</dc:date>
    <meta:editing-duration>PT8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126" meta:non-whitespace-character-count="121"/>
  </office:meta>
</office:document-meta>
</file>